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9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4.37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alibri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4" style:family="table-cell" style:parent-style-name="Default">
      <style:table-cell-properties fo:border="0.002cm solid #000000"/>
      <style:text-properties style:font-name="Calibri"/>
    </style:style>
    <style:style style:name="ce5" style:family="table-cell" style:parent-style-name="Default">
      <style:text-properties style:font-name="Calibri"/>
    </style:style>
  </office:automatic-styles>
  <office:body>
    <office:spreadsheet>
      <table:table table:name="Feuille1" table:style-name="ta1" table:print-ranges="Feuille1.B1:Feuille1.F66">
        <table:table-column table:style-name="co1" table:default-cell-style-name="ce1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5"/>
        <table:table-column table:style-name="co5" table:number-columns-repeated="1017" table:default-cell-style-name="ce5"/>
        <table:table-row table:style-name="ro1">
          <table:table-cell/>
          <table:table-cell table:style-name="ce2" office:value-type="string">
            <text:p>#</text:p>
          </table:table-cell>
          <table:table-cell table:style-name="ce2" office:value-type="string">
            <text:p>Disc start</text:p>
          </table:table-cell>
          <table:table-cell table:style-name="ce2" office:value-type="string">
            <text:p>BAM start</text:p>
          </table:table-cell>
          <table:table-cell table:style-name="ce2" office:value-type="string">
            <text:p>DIR start</text:p>
          </table:table-cell>
          <table:table-cell table:style-name="ce4" office:value-type="string">
            <text:p>Description</text:p>
          </table:table-cell>
          <table:table-cell table:number-columns-repeated="1017"/>
        </table:table-row>
        <table:table-row table:style-name="ro2">
          <table:table-cell/>
          <table:table-cell table:style-name="ce2" table:number-columns-repeated="4"/>
          <table:table-cell table:style-name="ce4"/>
          <table:table-cell table:number-columns-repeated="1017"/>
        </table:table-row>
        <table:table-row table:style-name="ro1">
          <table:table-cell office:value-type="float" office:value="0">
            <text:p>0</text:p>
          </table:table-cell>
          <table:table-cell table:style-name="ce2" table:formula="of:=DEC2HEX([.A3];2)" office:value-type="string" office:string-value="00">
            <text:p>00</text:p>
          </table:table-cell>
          <table:table-cell table:style-name="ce2" table:formula="of:=DEC2HEX([.A3]*256*1024;6)" office:value-type="string" office:string-value="000000">
            <text:p>000000</text:p>
          </table:table-cell>
          <table:table-cell table:style-name="ce2" table:formula="of:=DEC2HEX([.A3]*256*1024+HEX2DEC(16500);6)" office:value-type="string" office:string-value="016500">
            <text:p>016500</text:p>
          </table:table-cell>
          <table:table-cell table:style-name="ce2" table:formula="of:=DEC2HEX([.A3]*256*1024+HEX2DEC(16600);6)" office:value-type="string" office:string-value="016600">
            <text:p>01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2" table:formula="of:=DEC2HEX([.A4];2)" office:value-type="string" office:string-value="01">
            <text:p>01</text:p>
          </table:table-cell>
          <table:table-cell table:style-name="ce2" table:formula="of:=DEC2HEX([.A4]*256*1024;6)" office:value-type="string" office:string-value="040000">
            <text:p>040000</text:p>
          </table:table-cell>
          <table:table-cell table:style-name="ce2" table:formula="of:=DEC2HEX([.A4]*256*1024+HEX2DEC(16500);6)" office:value-type="string" office:string-value="056500">
            <text:p>056500</text:p>
          </table:table-cell>
          <table:table-cell table:style-name="ce2" table:formula="of:=DEC2HEX([.A4]*256*1024+HEX2DEC(16600);6)" office:value-type="string" office:string-value="056600">
            <text:p>05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2" table:formula="of:=DEC2HEX([.A5];2)" office:value-type="string" office:string-value="02">
            <text:p>02</text:p>
          </table:table-cell>
          <table:table-cell table:style-name="ce2" table:formula="of:=DEC2HEX([.A5]*256*1024;6)" office:value-type="string" office:string-value="080000">
            <text:p>080000</text:p>
          </table:table-cell>
          <table:table-cell table:style-name="ce2" table:formula="of:=DEC2HEX([.A5]*256*1024+HEX2DEC(16500);6)" office:value-type="string" office:string-value="096500">
            <text:p>096500</text:p>
          </table:table-cell>
          <table:table-cell table:style-name="ce2" table:formula="of:=DEC2HEX([.A5]*256*1024+HEX2DEC(16600);6)" office:value-type="string" office:string-value="096600">
            <text:p>09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ce2" table:formula="of:=DEC2HEX([.A6];2)" office:value-type="string" office:string-value="03">
            <text:p>03</text:p>
          </table:table-cell>
          <table:table-cell table:style-name="ce2" table:formula="of:=DEC2HEX([.A6]*256*1024;6)" office:value-type="string" office:string-value="0C0000">
            <text:p>0C0000</text:p>
          </table:table-cell>
          <table:table-cell table:style-name="ce2" table:formula="of:=DEC2HEX([.A6]*256*1024+HEX2DEC(16500);6)" office:value-type="string" office:string-value="0D6500">
            <text:p>0D6500</text:p>
          </table:table-cell>
          <table:table-cell table:style-name="ce2" table:formula="of:=DEC2HEX([.A6]*256*1024+HEX2DEC(16600);6)" office:value-type="string" office:string-value="0D6600">
            <text:p>0D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2" table:formula="of:=DEC2HEX([.A7];2)" office:value-type="string" office:string-value="04">
            <text:p>04</text:p>
          </table:table-cell>
          <table:table-cell table:style-name="ce2" table:formula="of:=DEC2HEX([.A7]*256*1024;6)" office:value-type="string" office:string-value="100000">
            <text:p>100000</text:p>
          </table:table-cell>
          <table:table-cell table:style-name="ce2" table:formula="of:=DEC2HEX([.A7]*256*1024+HEX2DEC(16500);6)" office:value-type="string" office:string-value="116500">
            <text:p>116500</text:p>
          </table:table-cell>
          <table:table-cell table:style-name="ce2" table:formula="of:=DEC2HEX([.A7]*256*1024+HEX2DEC(16600);6)" office:value-type="string" office:string-value="116600">
            <text:p>11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style-name="ce2" table:formula="of:=DEC2HEX([.A8];2)" office:value-type="string" office:string-value="05">
            <text:p>05</text:p>
          </table:table-cell>
          <table:table-cell table:style-name="ce2" table:formula="of:=DEC2HEX([.A8]*256*1024;6)" office:value-type="string" office:string-value="140000">
            <text:p>140000</text:p>
          </table:table-cell>
          <table:table-cell table:style-name="ce2" table:formula="of:=DEC2HEX([.A8]*256*1024+HEX2DEC(16500);6)" office:value-type="string" office:string-value="156500">
            <text:p>156500</text:p>
          </table:table-cell>
          <table:table-cell table:style-name="ce2" table:formula="of:=DEC2HEX([.A8]*256*1024+HEX2DEC(16600);6)" office:value-type="string" office:string-value="156600">
            <text:p>15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style-name="ce2" table:formula="of:=DEC2HEX([.A9];2)" office:value-type="string" office:string-value="06">
            <text:p>06</text:p>
          </table:table-cell>
          <table:table-cell table:style-name="ce2" table:formula="of:=DEC2HEX([.A9]*256*1024;6)" office:value-type="string" office:string-value="180000">
            <text:p>180000</text:p>
          </table:table-cell>
          <table:table-cell table:style-name="ce2" table:formula="of:=DEC2HEX([.A9]*256*1024+HEX2DEC(16500);6)" office:value-type="string" office:string-value="196500">
            <text:p>196500</text:p>
          </table:table-cell>
          <table:table-cell table:style-name="ce2" table:formula="of:=DEC2HEX([.A9]*256*1024+HEX2DEC(16600);6)" office:value-type="string" office:string-value="196600">
            <text:p>19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table:style-name="ce2" table:formula="of:=DEC2HEX([.A10];2)" office:value-type="string" office:string-value="07">
            <text:p>07</text:p>
          </table:table-cell>
          <table:table-cell table:style-name="ce2" table:formula="of:=DEC2HEX([.A10]*256*1024;6)" office:value-type="string" office:string-value="1C0000">
            <text:p>1C0000</text:p>
          </table:table-cell>
          <table:table-cell table:style-name="ce2" table:formula="of:=DEC2HEX([.A10]*256*1024+HEX2DEC(16500);6)" office:value-type="string" office:string-value="1D6500">
            <text:p>1D6500</text:p>
          </table:table-cell>
          <table:table-cell table:style-name="ce2" table:formula="of:=DEC2HEX([.A10]*256*1024+HEX2DEC(16600);6)" office:value-type="string" office:string-value="1D6600">
            <text:p>1D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" table:formula="of:=DEC2HEX([.A11];2)" office:value-type="string" office:string-value="08">
            <text:p>08</text:p>
          </table:table-cell>
          <table:table-cell table:style-name="ce2" table:formula="of:=DEC2HEX([.A11]*256*1024;6)" office:value-type="string" office:string-value="200000">
            <text:p>200000</text:p>
          </table:table-cell>
          <table:table-cell table:style-name="ce2" table:formula="of:=DEC2HEX([.A11]*256*1024+HEX2DEC(16500);6)" office:value-type="string" office:string-value="216500">
            <text:p>216500</text:p>
          </table:table-cell>
          <table:table-cell table:style-name="ce2" table:formula="of:=DEC2HEX([.A11]*256*1024+HEX2DEC(16600);6)" office:value-type="string" office:string-value="216600">
            <text:p>21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table:style-name="ce2" table:formula="of:=DEC2HEX([.A12];2)" office:value-type="string" office:string-value="09">
            <text:p>09</text:p>
          </table:table-cell>
          <table:table-cell table:style-name="ce2" table:formula="of:=DEC2HEX([.A12]*256*1024;6)" office:value-type="string" office:string-value="240000">
            <text:p>240000</text:p>
          </table:table-cell>
          <table:table-cell table:style-name="ce2" table:formula="of:=DEC2HEX([.A12]*256*1024+HEX2DEC(16500);6)" office:value-type="string" office:string-value="256500">
            <text:p>256500</text:p>
          </table:table-cell>
          <table:table-cell table:style-name="ce2" table:formula="of:=DEC2HEX([.A12]*256*1024+HEX2DEC(16600);6)" office:value-type="string" office:string-value="256600">
            <text:p>25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style-name="ce2" table:formula="of:=DEC2HEX([.A13];2)" office:value-type="string" office:string-value="0A">
            <text:p>0A</text:p>
          </table:table-cell>
          <table:table-cell table:style-name="ce2" table:formula="of:=DEC2HEX([.A13]*256*1024;6)" office:value-type="string" office:string-value="280000">
            <text:p>280000</text:p>
          </table:table-cell>
          <table:table-cell table:style-name="ce2" table:formula="of:=DEC2HEX([.A13]*256*1024+HEX2DEC(16500);6)" office:value-type="string" office:string-value="296500">
            <text:p>296500</text:p>
          </table:table-cell>
          <table:table-cell table:style-name="ce2" table:formula="of:=DEC2HEX([.A13]*256*1024+HEX2DEC(16600);6)" office:value-type="string" office:string-value="296600">
            <text:p>29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table:style-name="ce2" table:formula="of:=DEC2HEX([.A14];2)" office:value-type="string" office:string-value="0B">
            <text:p>0B</text:p>
          </table:table-cell>
          <table:table-cell table:style-name="ce2" table:formula="of:=DEC2HEX([.A14]*256*1024;6)" office:value-type="string" office:string-value="2C0000">
            <text:p>2C0000</text:p>
          </table:table-cell>
          <table:table-cell table:style-name="ce2" table:formula="of:=DEC2HEX([.A14]*256*1024+HEX2DEC(16500);6)" office:value-type="string" office:string-value="2D6500">
            <text:p>2D6500</text:p>
          </table:table-cell>
          <table:table-cell table:style-name="ce2" table:formula="of:=DEC2HEX([.A14]*256*1024+HEX2DEC(16600);6)" office:value-type="string" office:string-value="2D6600">
            <text:p>2D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table:style-name="ce2" table:formula="of:=DEC2HEX([.A15];2)" office:value-type="string" office:string-value="0C">
            <text:p>0C</text:p>
          </table:table-cell>
          <table:table-cell table:style-name="ce2" table:formula="of:=DEC2HEX([.A15]*256*1024;6)" office:value-type="string" office:string-value="300000">
            <text:p>300000</text:p>
          </table:table-cell>
          <table:table-cell table:style-name="ce2" table:formula="of:=DEC2HEX([.A15]*256*1024+HEX2DEC(16500);6)" office:value-type="string" office:string-value="316500">
            <text:p>316500</text:p>
          </table:table-cell>
          <table:table-cell table:style-name="ce2" table:formula="of:=DEC2HEX([.A15]*256*1024+HEX2DEC(16600);6)" office:value-type="string" office:string-value="316600">
            <text:p>31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table:style-name="ce2" table:formula="of:=DEC2HEX([.A16];2)" office:value-type="string" office:string-value="0D">
            <text:p>0D</text:p>
          </table:table-cell>
          <table:table-cell table:style-name="ce2" table:formula="of:=DEC2HEX([.A16]*256*1024;6)" office:value-type="string" office:string-value="340000">
            <text:p>340000</text:p>
          </table:table-cell>
          <table:table-cell table:style-name="ce2" table:formula="of:=DEC2HEX([.A16]*256*1024+HEX2DEC(16500);6)" office:value-type="string" office:string-value="356500">
            <text:p>356500</text:p>
          </table:table-cell>
          <table:table-cell table:style-name="ce2" table:formula="of:=DEC2HEX([.A16]*256*1024+HEX2DEC(16600);6)" office:value-type="string" office:string-value="356600">
            <text:p>35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table:style-name="ce2" table:formula="of:=DEC2HEX([.A17];2)" office:value-type="string" office:string-value="0E">
            <text:p>0E</text:p>
          </table:table-cell>
          <table:table-cell table:style-name="ce2" table:formula="of:=DEC2HEX([.A17]*256*1024;6)" office:value-type="string" office:string-value="380000">
            <text:p>380000</text:p>
          </table:table-cell>
          <table:table-cell table:style-name="ce2" table:formula="of:=DEC2HEX([.A17]*256*1024+HEX2DEC(16500);6)" office:value-type="string" office:string-value="396500">
            <text:p>396500</text:p>
          </table:table-cell>
          <table:table-cell table:style-name="ce2" table:formula="of:=DEC2HEX([.A17]*256*1024+HEX2DEC(16600);6)" office:value-type="string" office:string-value="396600">
            <text:p>39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table:style-name="ce2" table:formula="of:=DEC2HEX([.A18];2)" office:value-type="string" office:string-value="0F">
            <text:p>0F</text:p>
          </table:table-cell>
          <table:table-cell table:style-name="ce2" table:formula="of:=DEC2HEX([.A18]*256*1024;6)" office:value-type="string" office:string-value="3C0000">
            <text:p>3C0000</text:p>
          </table:table-cell>
          <table:table-cell table:style-name="ce2" table:formula="of:=DEC2HEX([.A18]*256*1024+HEX2DEC(16500);6)" office:value-type="string" office:string-value="3D6500">
            <text:p>3D6500</text:p>
          </table:table-cell>
          <table:table-cell table:style-name="ce2" table:formula="of:=DEC2HEX([.A18]*256*1024+HEX2DEC(16600);6)" office:value-type="string" office:string-value="3D6600">
            <text:p>3D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table:style-name="ce2" table:formula="of:=DEC2HEX([.A19];2)" office:value-type="string" office:string-value="10">
            <text:p>10</text:p>
          </table:table-cell>
          <table:table-cell table:style-name="ce2" table:formula="of:=DEC2HEX([.A19]*256*1024;6)" office:value-type="string" office:string-value="400000">
            <text:p>400000</text:p>
          </table:table-cell>
          <table:table-cell table:style-name="ce2" table:formula="of:=DEC2HEX([.A19]*256*1024+HEX2DEC(16500);6)" office:value-type="string" office:string-value="416500">
            <text:p>416500</text:p>
          </table:table-cell>
          <table:table-cell table:style-name="ce2" table:formula="of:=DEC2HEX([.A19]*256*1024+HEX2DEC(16600);6)" office:value-type="string" office:string-value="416600">
            <text:p>41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table:style-name="ce2" table:formula="of:=DEC2HEX([.A20];2)" office:value-type="string" office:string-value="11">
            <text:p>11</text:p>
          </table:table-cell>
          <table:table-cell table:style-name="ce2" table:formula="of:=DEC2HEX([.A20]*256*1024;6)" office:value-type="string" office:string-value="440000">
            <text:p>440000</text:p>
          </table:table-cell>
          <table:table-cell table:style-name="ce2" table:formula="of:=DEC2HEX([.A20]*256*1024+HEX2DEC(16500);6)" office:value-type="string" office:string-value="456500">
            <text:p>456500</text:p>
          </table:table-cell>
          <table:table-cell table:style-name="ce2" table:formula="of:=DEC2HEX([.A20]*256*1024+HEX2DEC(16600);6)" office:value-type="string" office:string-value="456600">
            <text:p>45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table:style-name="ce2" table:formula="of:=DEC2HEX([.A21];2)" office:value-type="string" office:string-value="12">
            <text:p>12</text:p>
          </table:table-cell>
          <table:table-cell table:style-name="ce2" table:formula="of:=DEC2HEX([.A21]*256*1024;6)" office:value-type="string" office:string-value="480000">
            <text:p>480000</text:p>
          </table:table-cell>
          <table:table-cell table:style-name="ce2" table:formula="of:=DEC2HEX([.A21]*256*1024+HEX2DEC(16500);6)" office:value-type="string" office:string-value="496500">
            <text:p>496500</text:p>
          </table:table-cell>
          <table:table-cell table:style-name="ce2" table:formula="of:=DEC2HEX([.A21]*256*1024+HEX2DEC(16600);6)" office:value-type="string" office:string-value="496600">
            <text:p>49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table:style-name="ce2" table:formula="of:=DEC2HEX([.A22];2)" office:value-type="string" office:string-value="13">
            <text:p>13</text:p>
          </table:table-cell>
          <table:table-cell table:style-name="ce2" table:formula="of:=DEC2HEX([.A22]*256*1024;6)" office:value-type="string" office:string-value="4C0000">
            <text:p>4C0000</text:p>
          </table:table-cell>
          <table:table-cell table:style-name="ce2" table:formula="of:=DEC2HEX([.A22]*256*1024+HEX2DEC(16500);6)" office:value-type="string" office:string-value="4D6500">
            <text:p>4D6500</text:p>
          </table:table-cell>
          <table:table-cell table:style-name="ce2" table:formula="of:=DEC2HEX([.A22]*256*1024+HEX2DEC(16600);6)" office:value-type="string" office:string-value="4D6600">
            <text:p>4D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table:style-name="ce2" table:formula="of:=DEC2HEX([.A23];2)" office:value-type="string" office:string-value="14">
            <text:p>14</text:p>
          </table:table-cell>
          <table:table-cell table:style-name="ce2" table:formula="of:=DEC2HEX([.A23]*256*1024;6)" office:value-type="string" office:string-value="500000">
            <text:p>500000</text:p>
          </table:table-cell>
          <table:table-cell table:style-name="ce2" table:formula="of:=DEC2HEX([.A23]*256*1024+HEX2DEC(16500);6)" office:value-type="string" office:string-value="516500">
            <text:p>516500</text:p>
          </table:table-cell>
          <table:table-cell table:style-name="ce2" table:formula="of:=DEC2HEX([.A23]*256*1024+HEX2DEC(16600);6)" office:value-type="string" office:string-value="516600">
            <text:p>51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table:style-name="ce2" table:formula="of:=DEC2HEX([.A24];2)" office:value-type="string" office:string-value="15">
            <text:p>15</text:p>
          </table:table-cell>
          <table:table-cell table:style-name="ce2" table:formula="of:=DEC2HEX([.A24]*256*1024;6)" office:value-type="string" office:string-value="540000">
            <text:p>540000</text:p>
          </table:table-cell>
          <table:table-cell table:style-name="ce2" table:formula="of:=DEC2HEX([.A24]*256*1024+HEX2DEC(16500);6)" office:value-type="string" office:string-value="556500">
            <text:p>556500</text:p>
          </table:table-cell>
          <table:table-cell table:style-name="ce2" table:formula="of:=DEC2HEX([.A24]*256*1024+HEX2DEC(16600);6)" office:value-type="string" office:string-value="556600">
            <text:p>55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table:style-name="ce2" table:formula="of:=DEC2HEX([.A25];2)" office:value-type="string" office:string-value="16">
            <text:p>16</text:p>
          </table:table-cell>
          <table:table-cell table:style-name="ce2" table:formula="of:=DEC2HEX([.A25]*256*1024;6)" office:value-type="string" office:string-value="580000">
            <text:p>580000</text:p>
          </table:table-cell>
          <table:table-cell table:style-name="ce2" table:formula="of:=DEC2HEX([.A25]*256*1024+HEX2DEC(16500);6)" office:value-type="string" office:string-value="596500">
            <text:p>596500</text:p>
          </table:table-cell>
          <table:table-cell table:style-name="ce2" table:formula="of:=DEC2HEX([.A25]*256*1024+HEX2DEC(16600);6)" office:value-type="string" office:string-value="596600">
            <text:p>59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table:style-name="ce2" table:formula="of:=DEC2HEX([.A26];2)" office:value-type="string" office:string-value="17">
            <text:p>17</text:p>
          </table:table-cell>
          <table:table-cell table:style-name="ce2" table:formula="of:=DEC2HEX([.A26]*256*1024;6)" office:value-type="string" office:string-value="5C0000">
            <text:p>5C0000</text:p>
          </table:table-cell>
          <table:table-cell table:style-name="ce2" table:formula="of:=DEC2HEX([.A26]*256*1024+HEX2DEC(16500);6)" office:value-type="string" office:string-value="5D6500">
            <text:p>5D6500</text:p>
          </table:table-cell>
          <table:table-cell table:style-name="ce2" table:formula="of:=DEC2HEX([.A26]*256*1024+HEX2DEC(16600);6)" office:value-type="string" office:string-value="5D6600">
            <text:p>5D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table:style-name="ce2" table:formula="of:=DEC2HEX([.A27];2)" office:value-type="string" office:string-value="18">
            <text:p>18</text:p>
          </table:table-cell>
          <table:table-cell table:style-name="ce2" table:formula="of:=DEC2HEX([.A27]*256*1024;6)" office:value-type="string" office:string-value="600000">
            <text:p>600000</text:p>
          </table:table-cell>
          <table:table-cell table:style-name="ce2" table:formula="of:=DEC2HEX([.A27]*256*1024+HEX2DEC(16500);6)" office:value-type="string" office:string-value="616500">
            <text:p>616500</text:p>
          </table:table-cell>
          <table:table-cell table:style-name="ce2" table:formula="of:=DEC2HEX([.A27]*256*1024+HEX2DEC(16600);6)" office:value-type="string" office:string-value="616600">
            <text:p>61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table:style-name="ce2" table:formula="of:=DEC2HEX([.A28];2)" office:value-type="string" office:string-value="19">
            <text:p>19</text:p>
          </table:table-cell>
          <table:table-cell table:style-name="ce2" table:formula="of:=DEC2HEX([.A28]*256*1024;6)" office:value-type="string" office:string-value="640000">
            <text:p>640000</text:p>
          </table:table-cell>
          <table:table-cell table:style-name="ce2" table:formula="of:=DEC2HEX([.A28]*256*1024+HEX2DEC(16500);6)" office:value-type="string" office:string-value="656500">
            <text:p>656500</text:p>
          </table:table-cell>
          <table:table-cell table:style-name="ce2" table:formula="of:=DEC2HEX([.A28]*256*1024+HEX2DEC(16600);6)" office:value-type="string" office:string-value="656600">
            <text:p>65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table:style-name="ce2" table:formula="of:=DEC2HEX([.A29];2)" office:value-type="string" office:string-value="1A">
            <text:p>1A</text:p>
          </table:table-cell>
          <table:table-cell table:style-name="ce2" table:formula="of:=DEC2HEX([.A29]*256*1024;6)" office:value-type="string" office:string-value="680000">
            <text:p>680000</text:p>
          </table:table-cell>
          <table:table-cell table:style-name="ce2" table:formula="of:=DEC2HEX([.A29]*256*1024+HEX2DEC(16500);6)" office:value-type="string" office:string-value="696500">
            <text:p>696500</text:p>
          </table:table-cell>
          <table:table-cell table:style-name="ce2" table:formula="of:=DEC2HEX([.A29]*256*1024+HEX2DEC(16600);6)" office:value-type="string" office:string-value="696600">
            <text:p>69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table:style-name="ce2" table:formula="of:=DEC2HEX([.A30];2)" office:value-type="string" office:string-value="1B">
            <text:p>1B</text:p>
          </table:table-cell>
          <table:table-cell table:style-name="ce2" table:formula="of:=DEC2HEX([.A30]*256*1024;6)" office:value-type="string" office:string-value="6C0000">
            <text:p>6C0000</text:p>
          </table:table-cell>
          <table:table-cell table:style-name="ce2" table:formula="of:=DEC2HEX([.A30]*256*1024+HEX2DEC(16500);6)" office:value-type="string" office:string-value="6D6500">
            <text:p>6D6500</text:p>
          </table:table-cell>
          <table:table-cell table:style-name="ce2" table:formula="of:=DEC2HEX([.A30]*256*1024+HEX2DEC(16600);6)" office:value-type="string" office:string-value="6D6600">
            <text:p>6D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table:style-name="ce2" table:formula="of:=DEC2HEX([.A31];2)" office:value-type="string" office:string-value="1C">
            <text:p>1C</text:p>
          </table:table-cell>
          <table:table-cell table:style-name="ce2" table:formula="of:=DEC2HEX([.A31]*256*1024;6)" office:value-type="string" office:string-value="700000">
            <text:p>700000</text:p>
          </table:table-cell>
          <table:table-cell table:style-name="ce2" table:formula="of:=DEC2HEX([.A31]*256*1024+HEX2DEC(16500);6)" office:value-type="string" office:string-value="716500">
            <text:p>716500</text:p>
          </table:table-cell>
          <table:table-cell table:style-name="ce2" table:formula="of:=DEC2HEX([.A31]*256*1024+HEX2DEC(16600);6)" office:value-type="string" office:string-value="716600">
            <text:p>71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table:style-name="ce2" table:formula="of:=DEC2HEX([.A32];2)" office:value-type="string" office:string-value="1D">
            <text:p>1D</text:p>
          </table:table-cell>
          <table:table-cell table:style-name="ce2" table:formula="of:=DEC2HEX([.A32]*256*1024;6)" office:value-type="string" office:string-value="740000">
            <text:p>740000</text:p>
          </table:table-cell>
          <table:table-cell table:style-name="ce2" table:formula="of:=DEC2HEX([.A32]*256*1024+HEX2DEC(16500);6)" office:value-type="string" office:string-value="756500">
            <text:p>756500</text:p>
          </table:table-cell>
          <table:table-cell table:style-name="ce2" table:formula="of:=DEC2HEX([.A32]*256*1024+HEX2DEC(16600);6)" office:value-type="string" office:string-value="756600">
            <text:p>75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table:style-name="ce2" table:formula="of:=DEC2HEX([.A33];2)" office:value-type="string" office:string-value="1E">
            <text:p>1E</text:p>
          </table:table-cell>
          <table:table-cell table:style-name="ce2" table:formula="of:=DEC2HEX([.A33]*256*1024;6)" office:value-type="string" office:string-value="780000">
            <text:p>780000</text:p>
          </table:table-cell>
          <table:table-cell table:style-name="ce2" table:formula="of:=DEC2HEX([.A33]*256*1024+HEX2DEC(16500);6)" office:value-type="string" office:string-value="796500">
            <text:p>796500</text:p>
          </table:table-cell>
          <table:table-cell table:style-name="ce2" table:formula="of:=DEC2HEX([.A33]*256*1024+HEX2DEC(16600);6)" office:value-type="string" office:string-value="796600">
            <text:p>79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table:style-name="ce2" table:formula="of:=DEC2HEX([.A34];2)" office:value-type="string" office:string-value="1F">
            <text:p>1F</text:p>
          </table:table-cell>
          <table:table-cell table:style-name="ce2" table:formula="of:=DEC2HEX([.A34]*256*1024;6)" office:value-type="string" office:string-value="7C0000">
            <text:p>7C0000</text:p>
          </table:table-cell>
          <table:table-cell table:style-name="ce2" table:formula="of:=DEC2HEX([.A34]*256*1024+HEX2DEC(16500);6)" office:value-type="string" office:string-value="7D6500">
            <text:p>7D6500</text:p>
          </table:table-cell>
          <table:table-cell table:style-name="ce2" table:formula="of:=DEC2HEX([.A34]*256*1024+HEX2DEC(16600);6)" office:value-type="string" office:string-value="7D6600">
            <text:p>7D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table:style-name="ce2" table:formula="of:=DEC2HEX([.A35];2)" office:value-type="string" office:string-value="20">
            <text:p>20</text:p>
          </table:table-cell>
          <table:table-cell table:style-name="ce2" table:formula="of:=DEC2HEX([.A35]*256*1024;6)" office:value-type="string" office:string-value="800000">
            <text:p>800000</text:p>
          </table:table-cell>
          <table:table-cell table:style-name="ce2" table:formula="of:=DEC2HEX([.A35]*256*1024+HEX2DEC(16500);6)" office:value-type="string" office:string-value="816500">
            <text:p>816500</text:p>
          </table:table-cell>
          <table:table-cell table:style-name="ce2" table:formula="of:=DEC2HEX([.A35]*256*1024+HEX2DEC(16600);6)" office:value-type="string" office:string-value="816600">
            <text:p>81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table:style-name="ce2" table:formula="of:=DEC2HEX([.A36];2)" office:value-type="string" office:string-value="21">
            <text:p>21</text:p>
          </table:table-cell>
          <table:table-cell table:style-name="ce2" table:formula="of:=DEC2HEX([.A36]*256*1024;6)" office:value-type="string" office:string-value="840000">
            <text:p>840000</text:p>
          </table:table-cell>
          <table:table-cell table:style-name="ce2" table:formula="of:=DEC2HEX([.A36]*256*1024+HEX2DEC(16500);6)" office:value-type="string" office:string-value="856500">
            <text:p>856500</text:p>
          </table:table-cell>
          <table:table-cell table:style-name="ce2" table:formula="of:=DEC2HEX([.A36]*256*1024+HEX2DEC(16600);6)" office:value-type="string" office:string-value="856600">
            <text:p>85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table:style-name="ce2" table:formula="of:=DEC2HEX([.A37];2)" office:value-type="string" office:string-value="22">
            <text:p>22</text:p>
          </table:table-cell>
          <table:table-cell table:style-name="ce2" table:formula="of:=DEC2HEX([.A37]*256*1024;6)" office:value-type="string" office:string-value="880000">
            <text:p>880000</text:p>
          </table:table-cell>
          <table:table-cell table:style-name="ce2" table:formula="of:=DEC2HEX([.A37]*256*1024+HEX2DEC(16500);6)" office:value-type="string" office:string-value="896500">
            <text:p>896500</text:p>
          </table:table-cell>
          <table:table-cell table:style-name="ce2" table:formula="of:=DEC2HEX([.A37]*256*1024+HEX2DEC(16600);6)" office:value-type="string" office:string-value="896600">
            <text:p>89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table:style-name="ce2" table:formula="of:=DEC2HEX([.A38];2)" office:value-type="string" office:string-value="23">
            <text:p>23</text:p>
          </table:table-cell>
          <table:table-cell table:style-name="ce2" table:formula="of:=DEC2HEX([.A38]*256*1024;6)" office:value-type="string" office:string-value="8C0000">
            <text:p>8C0000</text:p>
          </table:table-cell>
          <table:table-cell table:style-name="ce2" table:formula="of:=DEC2HEX([.A38]*256*1024+HEX2DEC(16500);6)" office:value-type="string" office:string-value="8D6500">
            <text:p>8D6500</text:p>
          </table:table-cell>
          <table:table-cell table:style-name="ce2" table:formula="of:=DEC2HEX([.A38]*256*1024+HEX2DEC(16600);6)" office:value-type="string" office:string-value="8D6600">
            <text:p>8D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table:style-name="ce2" table:formula="of:=DEC2HEX([.A39];2)" office:value-type="string" office:string-value="24">
            <text:p>24</text:p>
          </table:table-cell>
          <table:table-cell table:style-name="ce2" table:formula="of:=DEC2HEX([.A39]*256*1024;6)" office:value-type="string" office:string-value="900000">
            <text:p>900000</text:p>
          </table:table-cell>
          <table:table-cell table:style-name="ce2" table:formula="of:=DEC2HEX([.A39]*256*1024+HEX2DEC(16500);6)" office:value-type="string" office:string-value="916500">
            <text:p>916500</text:p>
          </table:table-cell>
          <table:table-cell table:style-name="ce2" table:formula="of:=DEC2HEX([.A39]*256*1024+HEX2DEC(16600);6)" office:value-type="string" office:string-value="916600">
            <text:p>91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table:style-name="ce2" table:formula="of:=DEC2HEX([.A40];2)" office:value-type="string" office:string-value="25">
            <text:p>25</text:p>
          </table:table-cell>
          <table:table-cell table:style-name="ce2" table:formula="of:=DEC2HEX([.A40]*256*1024;6)" office:value-type="string" office:string-value="940000">
            <text:p>940000</text:p>
          </table:table-cell>
          <table:table-cell table:style-name="ce2" table:formula="of:=DEC2HEX([.A40]*256*1024+HEX2DEC(16500);6)" office:value-type="string" office:string-value="956500">
            <text:p>956500</text:p>
          </table:table-cell>
          <table:table-cell table:style-name="ce2" table:formula="of:=DEC2HEX([.A40]*256*1024+HEX2DEC(16600);6)" office:value-type="string" office:string-value="956600">
            <text:p>95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table:style-name="ce2" table:formula="of:=DEC2HEX([.A41];2)" office:value-type="string" office:string-value="26">
            <text:p>26</text:p>
          </table:table-cell>
          <table:table-cell table:style-name="ce2" table:formula="of:=DEC2HEX([.A41]*256*1024;6)" office:value-type="string" office:string-value="980000">
            <text:p>980000</text:p>
          </table:table-cell>
          <table:table-cell table:style-name="ce2" table:formula="of:=DEC2HEX([.A41]*256*1024+HEX2DEC(16500);6)" office:value-type="string" office:string-value="996500">
            <text:p>996500</text:p>
          </table:table-cell>
          <table:table-cell table:style-name="ce2" table:formula="of:=DEC2HEX([.A41]*256*1024+HEX2DEC(16600);6)" office:value-type="string" office:string-value="996600">
            <text:p>99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table:style-name="ce2" table:formula="of:=DEC2HEX([.A42];2)" office:value-type="string" office:string-value="27">
            <text:p>27</text:p>
          </table:table-cell>
          <table:table-cell table:style-name="ce2" table:formula="of:=DEC2HEX([.A42]*256*1024;6)" office:value-type="string" office:string-value="9C0000">
            <text:p>9C0000</text:p>
          </table:table-cell>
          <table:table-cell table:style-name="ce2" table:formula="of:=DEC2HEX([.A42]*256*1024+HEX2DEC(16500);6)" office:value-type="string" office:string-value="9D6500">
            <text:p>9D6500</text:p>
          </table:table-cell>
          <table:table-cell table:style-name="ce2" table:formula="of:=DEC2HEX([.A42]*256*1024+HEX2DEC(16600);6)" office:value-type="string" office:string-value="9D6600">
            <text:p>9D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table:style-name="ce2" table:formula="of:=DEC2HEX([.A43];2)" office:value-type="string" office:string-value="28">
            <text:p>28</text:p>
          </table:table-cell>
          <table:table-cell table:style-name="ce2" table:formula="of:=DEC2HEX([.A43]*256*1024;6)" office:value-type="string" office:string-value="A00000">
            <text:p>A00000</text:p>
          </table:table-cell>
          <table:table-cell table:style-name="ce2" table:formula="of:=DEC2HEX([.A43]*256*1024+HEX2DEC(16500);6)" office:value-type="string" office:string-value="A16500">
            <text:p>A16500</text:p>
          </table:table-cell>
          <table:table-cell table:style-name="ce2" table:formula="of:=DEC2HEX([.A43]*256*1024+HEX2DEC(16600);6)" office:value-type="string" office:string-value="A16600">
            <text:p>A1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table:style-name="ce2" table:formula="of:=DEC2HEX([.A44];2)" office:value-type="string" office:string-value="29">
            <text:p>29</text:p>
          </table:table-cell>
          <table:table-cell table:style-name="ce2" table:formula="of:=DEC2HEX([.A44]*256*1024;6)" office:value-type="string" office:string-value="A40000">
            <text:p>A40000</text:p>
          </table:table-cell>
          <table:table-cell table:style-name="ce2" table:formula="of:=DEC2HEX([.A44]*256*1024+HEX2DEC(16500);6)" office:value-type="string" office:string-value="A56500">
            <text:p>A56500</text:p>
          </table:table-cell>
          <table:table-cell table:style-name="ce2" table:formula="of:=DEC2HEX([.A44]*256*1024+HEX2DEC(16600);6)" office:value-type="string" office:string-value="A56600">
            <text:p>A5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table:style-name="ce2" table:formula="of:=DEC2HEX([.A45];2)" office:value-type="string" office:string-value="2A">
            <text:p>2A</text:p>
          </table:table-cell>
          <table:table-cell table:style-name="ce2" table:formula="of:=DEC2HEX([.A45]*256*1024;6)" office:value-type="string" office:string-value="A80000">
            <text:p>A80000</text:p>
          </table:table-cell>
          <table:table-cell table:style-name="ce2" table:formula="of:=DEC2HEX([.A45]*256*1024+HEX2DEC(16500);6)" office:value-type="string" office:string-value="A96500">
            <text:p>A96500</text:p>
          </table:table-cell>
          <table:table-cell table:style-name="ce2" table:formula="of:=DEC2HEX([.A45]*256*1024+HEX2DEC(16600);6)" office:value-type="string" office:string-value="A96600">
            <text:p>A9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table:style-name="ce2" table:formula="of:=DEC2HEX([.A46];2)" office:value-type="string" office:string-value="2B">
            <text:p>2B</text:p>
          </table:table-cell>
          <table:table-cell table:style-name="ce2" table:formula="of:=DEC2HEX([.A46]*256*1024;6)" office:value-type="string" office:string-value="AC0000">
            <text:p>AC0000</text:p>
          </table:table-cell>
          <table:table-cell table:style-name="ce2" table:formula="of:=DEC2HEX([.A46]*256*1024+HEX2DEC(16500);6)" office:value-type="string" office:string-value="AD6500">
            <text:p>AD6500</text:p>
          </table:table-cell>
          <table:table-cell table:style-name="ce2" table:formula="of:=DEC2HEX([.A46]*256*1024+HEX2DEC(16600);6)" office:value-type="string" office:string-value="AD6600">
            <text:p>AD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table:style-name="ce2" table:formula="of:=DEC2HEX([.A47];2)" office:value-type="string" office:string-value="2C">
            <text:p>2C</text:p>
          </table:table-cell>
          <table:table-cell table:style-name="ce2" table:formula="of:=DEC2HEX([.A47]*256*1024;6)" office:value-type="string" office:string-value="B00000">
            <text:p>B00000</text:p>
          </table:table-cell>
          <table:table-cell table:style-name="ce2" table:formula="of:=DEC2HEX([.A47]*256*1024+HEX2DEC(16500);6)" office:value-type="string" office:string-value="B16500">
            <text:p>B16500</text:p>
          </table:table-cell>
          <table:table-cell table:style-name="ce2" table:formula="of:=DEC2HEX([.A47]*256*1024+HEX2DEC(16600);6)" office:value-type="string" office:string-value="B16600">
            <text:p>B1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table:style-name="ce2" table:formula="of:=DEC2HEX([.A48];2)" office:value-type="string" office:string-value="2D">
            <text:p>2D</text:p>
          </table:table-cell>
          <table:table-cell table:style-name="ce2" table:formula="of:=DEC2HEX([.A48]*256*1024;6)" office:value-type="string" office:string-value="B40000">
            <text:p>B40000</text:p>
          </table:table-cell>
          <table:table-cell table:style-name="ce2" table:formula="of:=DEC2HEX([.A48]*256*1024+HEX2DEC(16500);6)" office:value-type="string" office:string-value="B56500">
            <text:p>B56500</text:p>
          </table:table-cell>
          <table:table-cell table:style-name="ce2" table:formula="of:=DEC2HEX([.A48]*256*1024+HEX2DEC(16600);6)" office:value-type="string" office:string-value="B56600">
            <text:p>B5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table:style-name="ce2" table:formula="of:=DEC2HEX([.A49];2)" office:value-type="string" office:string-value="2E">
            <text:p>2E</text:p>
          </table:table-cell>
          <table:table-cell table:style-name="ce2" table:formula="of:=DEC2HEX([.A49]*256*1024;6)" office:value-type="string" office:string-value="B80000">
            <text:p>B80000</text:p>
          </table:table-cell>
          <table:table-cell table:style-name="ce2" table:formula="of:=DEC2HEX([.A49]*256*1024+HEX2DEC(16500);6)" office:value-type="string" office:string-value="B96500">
            <text:p>B96500</text:p>
          </table:table-cell>
          <table:table-cell table:style-name="ce2" table:formula="of:=DEC2HEX([.A49]*256*1024+HEX2DEC(16600);6)" office:value-type="string" office:string-value="B96600">
            <text:p>B9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table:style-name="ce2" table:formula="of:=DEC2HEX([.A50];2)" office:value-type="string" office:string-value="2F">
            <text:p>2F</text:p>
          </table:table-cell>
          <table:table-cell table:style-name="ce2" table:formula="of:=DEC2HEX([.A50]*256*1024;6)" office:value-type="string" office:string-value="BC0000">
            <text:p>BC0000</text:p>
          </table:table-cell>
          <table:table-cell table:style-name="ce2" table:formula="of:=DEC2HEX([.A50]*256*1024+HEX2DEC(16500);6)" office:value-type="string" office:string-value="BD6500">
            <text:p>BD6500</text:p>
          </table:table-cell>
          <table:table-cell table:style-name="ce2" table:formula="of:=DEC2HEX([.A50]*256*1024+HEX2DEC(16600);6)" office:value-type="string" office:string-value="BD6600">
            <text:p>BD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table:style-name="ce2" table:formula="of:=DEC2HEX([.A51];2)" office:value-type="string" office:string-value="30">
            <text:p>30</text:p>
          </table:table-cell>
          <table:table-cell table:style-name="ce2" table:formula="of:=DEC2HEX([.A51]*256*1024;6)" office:value-type="string" office:string-value="C00000">
            <text:p>C00000</text:p>
          </table:table-cell>
          <table:table-cell table:style-name="ce2" table:formula="of:=DEC2HEX([.A51]*256*1024+HEX2DEC(16500);6)" office:value-type="string" office:string-value="C16500">
            <text:p>C16500</text:p>
          </table:table-cell>
          <table:table-cell table:style-name="ce2" table:formula="of:=DEC2HEX([.A51]*256*1024+HEX2DEC(16600);6)" office:value-type="string" office:string-value="C16600">
            <text:p>C1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table:style-name="ce2" table:formula="of:=DEC2HEX([.A52];2)" office:value-type="string" office:string-value="31">
            <text:p>31</text:p>
          </table:table-cell>
          <table:table-cell table:style-name="ce2" table:formula="of:=DEC2HEX([.A52]*256*1024;6)" office:value-type="string" office:string-value="C40000">
            <text:p>C40000</text:p>
          </table:table-cell>
          <table:table-cell table:style-name="ce2" table:formula="of:=DEC2HEX([.A52]*256*1024+HEX2DEC(16500);6)" office:value-type="string" office:string-value="C56500">
            <text:p>C56500</text:p>
          </table:table-cell>
          <table:table-cell table:style-name="ce2" table:formula="of:=DEC2HEX([.A52]*256*1024+HEX2DEC(16600);6)" office:value-type="string" office:string-value="C56600">
            <text:p>C5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table:style-name="ce2" table:formula="of:=DEC2HEX([.A53];2)" office:value-type="string" office:string-value="32">
            <text:p>32</text:p>
          </table:table-cell>
          <table:table-cell table:style-name="ce2" table:formula="of:=DEC2HEX([.A53]*256*1024;6)" office:value-type="string" office:string-value="C80000">
            <text:p>C80000</text:p>
          </table:table-cell>
          <table:table-cell table:style-name="ce2" table:formula="of:=DEC2HEX([.A53]*256*1024+HEX2DEC(16500);6)" office:value-type="string" office:string-value="C96500">
            <text:p>C96500</text:p>
          </table:table-cell>
          <table:table-cell table:style-name="ce2" table:formula="of:=DEC2HEX([.A53]*256*1024+HEX2DEC(16600);6)" office:value-type="string" office:string-value="C96600">
            <text:p>C9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table:style-name="ce2" table:formula="of:=DEC2HEX([.A54];2)" office:value-type="string" office:string-value="33">
            <text:p>33</text:p>
          </table:table-cell>
          <table:table-cell table:style-name="ce2" table:formula="of:=DEC2HEX([.A54]*256*1024;6)" office:value-type="string" office:string-value="CC0000">
            <text:p>CC0000</text:p>
          </table:table-cell>
          <table:table-cell table:style-name="ce2" table:formula="of:=DEC2HEX([.A54]*256*1024+HEX2DEC(16500);6)" office:value-type="string" office:string-value="CD6500">
            <text:p>CD6500</text:p>
          </table:table-cell>
          <table:table-cell table:style-name="ce2" table:formula="of:=DEC2HEX([.A54]*256*1024+HEX2DEC(16600);6)" office:value-type="string" office:string-value="CD6600">
            <text:p>CD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table:style-name="ce2" table:formula="of:=DEC2HEX([.A55];2)" office:value-type="string" office:string-value="34">
            <text:p>34</text:p>
          </table:table-cell>
          <table:table-cell table:style-name="ce2" table:formula="of:=DEC2HEX([.A55]*256*1024;6)" office:value-type="string" office:string-value="D00000">
            <text:p>D00000</text:p>
          </table:table-cell>
          <table:table-cell table:style-name="ce2" table:formula="of:=DEC2HEX([.A55]*256*1024+HEX2DEC(16500);6)" office:value-type="string" office:string-value="D16500">
            <text:p>D16500</text:p>
          </table:table-cell>
          <table:table-cell table:style-name="ce2" table:formula="of:=DEC2HEX([.A55]*256*1024+HEX2DEC(16600);6)" office:value-type="string" office:string-value="D16600">
            <text:p>D1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table:style-name="ce2" table:formula="of:=DEC2HEX([.A56];2)" office:value-type="string" office:string-value="35">
            <text:p>35</text:p>
          </table:table-cell>
          <table:table-cell table:style-name="ce2" table:formula="of:=DEC2HEX([.A56]*256*1024;6)" office:value-type="string" office:string-value="D40000">
            <text:p>D40000</text:p>
          </table:table-cell>
          <table:table-cell table:style-name="ce2" table:formula="of:=DEC2HEX([.A56]*256*1024+HEX2DEC(16500);6)" office:value-type="string" office:string-value="D56500">
            <text:p>D56500</text:p>
          </table:table-cell>
          <table:table-cell table:style-name="ce2" table:formula="of:=DEC2HEX([.A56]*256*1024+HEX2DEC(16600);6)" office:value-type="string" office:string-value="D56600">
            <text:p>D5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table:style-name="ce2" table:formula="of:=DEC2HEX([.A57];2)" office:value-type="string" office:string-value="36">
            <text:p>36</text:p>
          </table:table-cell>
          <table:table-cell table:style-name="ce2" table:formula="of:=DEC2HEX([.A57]*256*1024;6)" office:value-type="string" office:string-value="D80000">
            <text:p>D80000</text:p>
          </table:table-cell>
          <table:table-cell table:style-name="ce2" table:formula="of:=DEC2HEX([.A57]*256*1024+HEX2DEC(16500);6)" office:value-type="string" office:string-value="D96500">
            <text:p>D96500</text:p>
          </table:table-cell>
          <table:table-cell table:style-name="ce2" table:formula="of:=DEC2HEX([.A57]*256*1024+HEX2DEC(16600);6)" office:value-type="string" office:string-value="D96600">
            <text:p>D9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table:style-name="ce2" table:formula="of:=DEC2HEX([.A58];2)" office:value-type="string" office:string-value="37">
            <text:p>37</text:p>
          </table:table-cell>
          <table:table-cell table:style-name="ce2" table:formula="of:=DEC2HEX([.A58]*256*1024;6)" office:value-type="string" office:string-value="DC0000">
            <text:p>DC0000</text:p>
          </table:table-cell>
          <table:table-cell table:style-name="ce2" table:formula="of:=DEC2HEX([.A58]*256*1024+HEX2DEC(16500);6)" office:value-type="string" office:string-value="DD6500">
            <text:p>DD6500</text:p>
          </table:table-cell>
          <table:table-cell table:style-name="ce2" table:formula="of:=DEC2HEX([.A58]*256*1024+HEX2DEC(16600);6)" office:value-type="string" office:string-value="DD6600">
            <text:p>DD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table:style-name="ce2" table:formula="of:=DEC2HEX([.A59];2)" office:value-type="string" office:string-value="38">
            <text:p>38</text:p>
          </table:table-cell>
          <table:table-cell table:style-name="ce2" table:formula="of:=DEC2HEX([.A59]*256*1024;6)" office:value-type="string" office:string-value="E00000">
            <text:p>E00000</text:p>
          </table:table-cell>
          <table:table-cell table:style-name="ce2" table:formula="of:=DEC2HEX([.A59]*256*1024+HEX2DEC(16500);6)" office:value-type="string" office:string-value="E16500">
            <text:p>E16500</text:p>
          </table:table-cell>
          <table:table-cell table:style-name="ce2" table:formula="of:=DEC2HEX([.A59]*256*1024+HEX2DEC(16600);6)" office:value-type="string" office:string-value="E16600">
            <text:p>E1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table:style-name="ce2" table:formula="of:=DEC2HEX([.A60];2)" office:value-type="string" office:string-value="39">
            <text:p>39</text:p>
          </table:table-cell>
          <table:table-cell table:style-name="ce2" table:formula="of:=DEC2HEX([.A60]*256*1024;6)" office:value-type="string" office:string-value="E40000">
            <text:p>E40000</text:p>
          </table:table-cell>
          <table:table-cell table:style-name="ce2" table:formula="of:=DEC2HEX([.A60]*256*1024+HEX2DEC(16500);6)" office:value-type="string" office:string-value="E56500">
            <text:p>E56500</text:p>
          </table:table-cell>
          <table:table-cell table:style-name="ce2" table:formula="of:=DEC2HEX([.A60]*256*1024+HEX2DEC(16600);6)" office:value-type="string" office:string-value="E56600">
            <text:p>E5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table:style-name="ce2" table:formula="of:=DEC2HEX([.A61];2)" office:value-type="string" office:string-value="3A">
            <text:p>3A</text:p>
          </table:table-cell>
          <table:table-cell table:style-name="ce2" table:formula="of:=DEC2HEX([.A61]*256*1024;6)" office:value-type="string" office:string-value="E80000">
            <text:p>E80000</text:p>
          </table:table-cell>
          <table:table-cell table:style-name="ce2" table:formula="of:=DEC2HEX([.A61]*256*1024+HEX2DEC(16500);6)" office:value-type="string" office:string-value="E96500">
            <text:p>E96500</text:p>
          </table:table-cell>
          <table:table-cell table:style-name="ce2" table:formula="of:=DEC2HEX([.A61]*256*1024+HEX2DEC(16600);6)" office:value-type="string" office:string-value="E96600">
            <text:p>E9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table:style-name="ce2" table:formula="of:=DEC2HEX([.A62];2)" office:value-type="string" office:string-value="3B">
            <text:p>3B</text:p>
          </table:table-cell>
          <table:table-cell table:style-name="ce2" table:formula="of:=DEC2HEX([.A62]*256*1024;6)" office:value-type="string" office:string-value="EC0000">
            <text:p>EC0000</text:p>
          </table:table-cell>
          <table:table-cell table:style-name="ce2" table:formula="of:=DEC2HEX([.A62]*256*1024+HEX2DEC(16500);6)" office:value-type="string" office:string-value="ED6500">
            <text:p>ED6500</text:p>
          </table:table-cell>
          <table:table-cell table:style-name="ce2" table:formula="of:=DEC2HEX([.A62]*256*1024+HEX2DEC(16600);6)" office:value-type="string" office:string-value="ED6600">
            <text:p>ED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table:style-name="ce2" table:formula="of:=DEC2HEX([.A63];2)" office:value-type="string" office:string-value="3C">
            <text:p>3C</text:p>
          </table:table-cell>
          <table:table-cell table:style-name="ce2" table:formula="of:=DEC2HEX([.A63]*256*1024;6)" office:value-type="string" office:string-value="F00000">
            <text:p>F00000</text:p>
          </table:table-cell>
          <table:table-cell table:style-name="ce2" table:formula="of:=DEC2HEX([.A63]*256*1024+HEX2DEC(16500);6)" office:value-type="string" office:string-value="F16500">
            <text:p>F16500</text:p>
          </table:table-cell>
          <table:table-cell table:style-name="ce2" table:formula="of:=DEC2HEX([.A63]*256*1024+HEX2DEC(16600);6)" office:value-type="string" office:string-value="F16600">
            <text:p>F1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table:style-name="ce2" table:formula="of:=DEC2HEX([.A64];2)" office:value-type="string" office:string-value="3D">
            <text:p>3D</text:p>
          </table:table-cell>
          <table:table-cell table:style-name="ce2" table:formula="of:=DEC2HEX([.A64]*256*1024;6)" office:value-type="string" office:string-value="F40000">
            <text:p>F40000</text:p>
          </table:table-cell>
          <table:table-cell table:style-name="ce2" table:formula="of:=DEC2HEX([.A64]*256*1024+HEX2DEC(16500);6)" office:value-type="string" office:string-value="F56500">
            <text:p>F56500</text:p>
          </table:table-cell>
          <table:table-cell table:style-name="ce2" table:formula="of:=DEC2HEX([.A64]*256*1024+HEX2DEC(16600);6)" office:value-type="string" office:string-value="F56600">
            <text:p>F5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table:style-name="ce2" table:formula="of:=DEC2HEX([.A65];2)" office:value-type="string" office:string-value="3E">
            <text:p>3E</text:p>
          </table:table-cell>
          <table:table-cell table:style-name="ce2" table:formula="of:=DEC2HEX([.A65]*256*1024;6)" office:value-type="string" office:string-value="F80000">
            <text:p>F80000</text:p>
          </table:table-cell>
          <table:table-cell table:style-name="ce2" table:formula="of:=DEC2HEX([.A65]*256*1024+HEX2DEC(16500);6)" office:value-type="string" office:string-value="F96500">
            <text:p>F96500</text:p>
          </table:table-cell>
          <table:table-cell table:style-name="ce2" table:formula="of:=DEC2HEX([.A65]*256*1024+HEX2DEC(16600);6)" office:value-type="string" office:string-value="F96600">
            <text:p>F966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table:style-name="ce2" table:formula="of:=DEC2HEX([.A66];2)" office:value-type="string" office:string-value="3F">
            <text:p>3F</text:p>
          </table:table-cell>
          <table:table-cell table:style-name="ce2" table:formula="of:=DEC2HEX([.A66]*256*1024;6)" office:value-type="string" office:string-value="FC0000">
            <text:p>FC0000</text:p>
          </table:table-cell>
          <table:table-cell table:style-name="ce2" table:formula="of:=DEC2HEX([.A66]*256*1024+HEX2DEC(16500);6)" office:value-type="string" office:string-value="FD6500">
            <text:p>FD6500</text:p>
          </table:table-cell>
          <table:table-cell table:style-name="ce2" table:formula="of:=DEC2HEX([.A66]*256*1024+HEX2DEC(16600);6)" office:value-type="string" office:string-value="FD6600">
            <text:p>FD6600</text:p>
          </table:table-cell>
          <table:table-cell table:style-name="ce4"/>
          <table:table-cell table:number-columns-repeated="1017"/>
        </table:table-row>
        <table:table-row table:style-name="ro1" table:number-rows-repeated="104850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D64 - List</text:p>
        </style:region-lef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13/05/2015</text:date>, <text:time>13:4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3:10:28.18</meta:creation-date>
    <dc:date>2015-05-13T13:45:00.94</dc:date>
    <meta:editing-duration>PT3M48S</meta:editing-duration>
    <meta:editing-cycles>3</meta:editing-cycles>
    <meta:generator>OpenOffice.org/3.4.1$Win32 OpenOffice.org_project/341m1$Build-9593</meta:generator>
    <meta:document-statistic meta:table-count="3" meta:cell-count="325" meta:object-count="0"/>
  </office:meta>
</office:document-meta>
</file>